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0C809C3FB3CE402A9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5cm, 14.8cm, 2.091cm, 2.1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599cm" svg:height="2.699cm" svg:x="3.201cm" svg:y="13.2cm">
          <draw:image xlink:href="Pictures/10000201000002BC000000C809C3FB3CE402A9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51:53.586770825</meta:creation-date>
    <dc:date>2020-07-08T18:54:18.325846599</dc:date>
    <meta:editing-duration>PT2M25S</meta:editing-duration>
    <meta:editing-cycles>1</meta:editing-cycles>
    <meta:document-statistic meta:object-count="1"/>
    <meta:generator>LibreOffice/6.0.7.3$Linux_X86_64 LibreOffice_project/00m0$Build-3</meta:generator>
  </office:meta>
</office:document-meta>
</file>